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मुख्यमंत्री पर्रीकार पणजेसावन बायइलेक्शन लडोवपाचें जवळ जवळ निश्चीत मंगळारा अधिकृत घोशणा चवथी उपरांत वेंचणुकेचे संकेत</text:p>
      <text:p>केंद्र सरकारान पास केल्लो जीएसटी कायदो गोंयांत पास करुंक विधानसभेचें मंगळारा एका दिसाचें खासा अधिवेशन 1 जुलयासावन जीएसटी चालीक लावपाची केंद्राची तयारी.</text:p>
      <text:p>गोवा डेअरीचीं सूत्रां निर्विवाद परत माधव सहकारी पॅनलाकडेन सहकारीचें गोवा डेअरी उत्कर्ष पॅनल 11 आड एका सिटान जिकलें गोवा डॅरी बचाव पॅनलाचो एकलोच</text:p>
      <text:p>मालीं जेटीर सरकारी जमनीवेले प्रायव्हेट स्टॉल्स ताबडतोब काडपाची नुस्तेंमारी खात्याची नोटीस मात स्टॉल आसात तश्शे स्टॉलवाले मेळळे मंत्र्याक पंदरशीचो अनऑफिशियल प्राज</text:p>
      <text:p>बुधवारा धा मायाक पॅट्रॉल शॉर्टेज पंप कंपन्यांकडच्यान पॅत्रॉल घेवचे ना मार्जिन आनी ओव्हर टायमाचो इशू सॅटल करुंक देशभर पेट्रोलपंप वाल्यांचो निर्णय गोंयचेय वांटेकार.</text:p>
      <text:p>धरणाखातीर गांव सोडिल्ल्या वाडें तळावलेच्या लोकांचो ऊस उदकाक सुकलो 450विस्थापीत फामिलींचो पोटा पाण्याचो प्रस्नधरणालागसार उदकाचो दुश्काळखासा रिपोर्ट.</text:p>
      <text:p>केपेंच्या नॅस्ट बार्राक घालो उजो पांचेक लाखांचे लुकसाण बारवाल्याचो दावो तिगा जाणांनी बार्राक लायलो उजो सीसीटीव्ही फूटेजीचेर उक्ताडार.</text:p>
      <text:p>आनी</text:p>
      <text:p>गोंयांत जातली पयली गोवा कबड्डी लीग 10 मायासावन कांपालार रंगतली सर्त गोंयांतल्या 64 कबड्डी प्लेअरांक संद 8 टिमी जातात वांटेकार.</text:p>
      <text:p>मुख्यमंत्री पर्रीकार पणजेसावन बायइलेक्शन लडोवपाचें जवळ जवळ निश्चीत जालां. मंगळारा हेविशीं अधिकृत घोशणा जातली अशें मुख्यमंत्र्यान शेनवारा सांगिल्लें. ही पोटवेंचणूक चवथी उपरांत जातली अशी म्हायती मेळटा. पणजे काय कुडचड्यार असो प्रस्न फाटले कितलेशेच दीस सगळ्यांक पडिल्लो. मात पणजेच्या कार्यकर्त्यांच्या आनी आमदाराच्या मागणेक मान दिवन पर्रीकारान आपले मूळ मतदारसंघांतल्यान उबें रावपाचें सध्या थारता.</text:p>
      <text:p>केंद्रान पास केल्लो म्हाल सेवा कर कायदो जीएसटी पास करपाक गोंय विधानसभेचें खास अधिवेशन मंगळारा जाता.केंद्रान स्टेट सेंट्रल इंटिग्रेटेड यूनियन टेरेटरी अशे कायदे पास केल्यात. ते चालीक लावचे पयलीं राज्यांनी पास करचे पडटले. वन नेशन वन टॅक्स जीएसटी 1 जुलयासावन देशभर चालीक लावपाची तयारी मोदी सरकारान केल्या. तो चालीक लागलो काय व्हॅट एक्सायज सीएसटी एन्टरटेनमॅन्ट एन्ट्री आनी लक्झरी टॅक्स हे गोंयचे टॅक्स जीएसटींत विलीन जातले.</text:p>
      <text:p>गोवा डेअरीचीं सूत्रां निर्विवाद परत माधव सहकारी पॅनलाकडेनच. सोमारा वेंचणूकेचो रिजल्ट लागलो. माधव सहकारीचे गोवा डेअरी उत्कर्ष पॅनल 11 आड एका सिटान जिकले. सहकारी पॅनलातलो एकलो उल्हास सिनारी सोडल्यार सगळे आयले. गोवा डॅरी बचाव पॅनलाचो फक्त एकलो जिकलो. हायकोर्ट आनी त्रिबुनालाच्या ऑर्डरी उपरांत गोवा डॅरीचे बोर्डाची परत वेंचणूक जाल्या.</text:p>
      <text:p>केपेंच्या नॅस्ट बार्राक उजो घालो. सुमार पांचेक लाखांचे खंय लुकसाण जालां. आयतारा रातींकडेन तिगाजाणांनी ह्या बार्राक उजो लायलो. बार्राच्या सीसीटीव्ही फुटेजींतल्यान ही गजाल स्पश्ट दिसता बारवाल्यान तिगांतल्या एका दुबावीताक खंय वळखला</text:p>
      <text:p>घेवया एक ब्रेक</text:p>
      <text:p>नुस्तेमारी खात्यान मांडवी फिशरमॅन सोसायटीकमालींजेट्टीवेले गाडे सोमारा सांजे मेरेन क्लीयर करचे म्हूण नोटीस काडली खरीमात सांजेमेरेन खात्याची एक्शन शेळेली. स्टॉल तश्शे आशिल्ले. तो जागो सरकाराचो. मेळिल्ल्या म्हायतीप्रमाण आता फिशरीज खात्यान तांका 15 दिसाचो प्राज दिला. स्टॉलवाले नुस्तेमारी मंत्री पालयेंकाराक मेळळे. नुस्ते विकतल्यांचे वॅरीफिकेशन करचे पडटलेअसली भाशा आतां फिशरीज डायरेक्टर करता. सोसायटीन मात सध्या मंत्र्याकडेन जॉयंट मिटिंग मागल्या.</text:p>
      <text:p>धा मायाक पॅट्रॉल पंपवाले पॅट्रॉलियम कंपन्यांकडेन खंयच्याच प्रकारचे पॅट्रोलियम वेव्हारकरचे नात. मात हाचो फटको लोकांक बसचो ना. पॅट्रॉल पंप चालू आसतले अशें कॉन्स्टिट्यूशन इंडियन पॅट्रॉल पंप डिलर असोसिएशनान स्पश्ट केला. आयताराचें आनी तिसरे शिफ्टीखातीरचे पेट्रोलपंपांक मार्जिन चड मेळूंक जाय. तशेंच बाकीच्यो कांय मागण्यो घेवन पॅट्रॉलपंपवाले एकवट दाखोवंक एकठांय आयल्यात.</text:p>
      <text:p>धरणाखातीर गांव सोडा दुसया गावांत वचात 10 हजार चौखण मॅत्र जागो दिता उदक दिता उस रोयात आनी पोट भरात. अश्या आश्वासनाचेर 450 घरा साळावली धरण बांदतना वाडें सांग्यार शिफ्ट केलीं. आता जागो आसा उसूय रोयल्यात मात ना ते उदकना पोटापाण्याक आधार सरकार ट्वॅन्टिफोर बाय सॅव्हन उदकाच्यो गजाली करता मात ह्या लोकांचो उदकाक लागून पोटापाण्याचोच प्रस्न उप्रासला खासा रिपोर्ट.</text:p>
      <text:p>घेवया एक ब्रेक</text:p>
      <text:p>वास्को 2 वर्साच्या चलयेचो जीव बयान साल्वार वास्को मेन सिटींत क्रॉसींग करतना एका बशीन धाकल्या चलयेक मोखलें. सादूर आशिल्ल्या बापायान ताजो हात धरुन ओडिल्ल्यान माणसूकी ना जाल्यार चली बसीच्या फाटल्या टायरापोंदा वचपाचें. ताका मुको मार लागला ताका सध्या चिखली हॉस्पिटलांत घालां. बसीच्या ड्रायव्हराक पुलिसांनी धल्लो</text:p>
      <text:p>पंचायत वाठारांत चालू आशिल्ल्या एका कामावेल्यान वाद जावन वेळ्ळीच्या सरपंचान एकली बायल आनी तिच्या चलयेक बडयले. 6 एप्रिलाक जाल्लें हे प्रकरण सोशल मीडियाचेर खूपच गाजता. कुंकळे पोलिस ह्या प्रकरणाचो फुडलो तपास करतात</text:p>
      <text:p>घेवया एक ब्रेक</text:p>
      <text:p>पयलेच फावट गोंयच्या पंचायत वेंचणूकेत सरकारान णव वार्ड अनुसुचित जातींखातीर आरक्षित केल्यात. हें आरक्षण खंय सापूच कमी. काँग्रेसीक 35 वार्ड तरी आरक्षित केल्ले जाय म्हूण शंभू भाऊ बांदेकार उलयला. पर्रिकार सरकारान आरक्षणाचो फेरविचार केलो ना जाल्यार कोर्टांत वचपाची भाशा कॉंग्रेस करता.</text:p>
      <text:p>कुडचडेचें हॅल्थ सेंटर टॅम्पररी शिफ्ट करतले नव्या हॉस्पिटलाचें पयल्या टप्प्यांचें काम सोपलें आता थंयच बेजमॅन्टांत सद्याच्यो हेल्थाच्यो सुविधा शिफ्ट करतले. सरकारान साठेक लाख मोडून ही फॅसिलिटी तयार केल्या. तेशिवाय आदले सेंटर मोडून थंयूय निवी बिल्डिंग बांदतले. 2018मेरेन फूल फ्लॅज्ड हॉस्पिटला कुडचडकारांक मेळटलें म्हूण आमदार उलयला.</text:p>
      <text:p>घेवया एक ब्रेक</text:p>
      <text:p>फोंडा मार्केट बिल्डींगेच्या उरिल्ले कामाचेर आमदार रवीन ऑफिसरांची मिटींग घेतली. मिटिंगेक जीसुडा फोणे पालिकेचे ऑफिसर आनी इंजिनीयर आशिल्ले. स्वता फुडाकार घेवन मार्केट बिल्डींगेचे काम जाग्यार घालतलो म्हूण रवी उलयला. क्रांती मैदानाच्या कामाची सरकारान चवकशी करची म्हूण रवी मागता.</text:p>
      <text:p>विजय गाड ट्रॉफी आंतर मीडिया क्रिकेट सर्त सोमारा कांपालार सुरु जाली. पयले मॅचींत गोवा दूतान प्रुडन्ट मीडियाक 4 रन्सानी मारले. टायम्स ऑफ इंडिया आनी नवहिंद पब्लिकेशनाक वॉक ओव्हर मेळ्ळो.</text:p>
      <text:p>प्रो कबड्डी लीगाचे धरतेर गोंयांतूय 10 मायाकसावन कांपालार कबड्डी लीग सर्त जातली. गोवा कबड्डी असोसिएशनान गोवा कबड्डी लीग सर्त घेता. ह्या सर्तींत गोंयच्यो 8 टिमी वांटेकार जातल्यो. गोंयच्या कबड्डी प्लेयरांक ह्या निमतान एक बरो प्लॅटफॉर्म मेळटा</text:p>
      <text:p>हें बुलॅटिन हांगांच सोंपता ह्यो खबरो तुमकां प्रुडंट मिडिया डॉट इन व्हॅबसायटीरय लायव्ह पळोवंक मेळटा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